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333333" style:font-name="Verdana" fo:font-size="9pt" fo:font-weight="bold" style:font-name-asian="Verdana" style:font-size-asian="9pt" style:font-weight-asian="bold" style:font-name-complex="Verdana" style:font-size-complex="9pt" style:font-weight-complex="bold"/>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auto" fo:break-after="auto" style:writing-mode="lr-tb"/>
    </style:style>
    <style:style style:name="P5" style:family="paragraph" style:parent-style-name="Heading_20_1" style:master-page-name="Standard">
      <style:paragraph-properties fo:line-height="115%" style:page-number="auto" fo:break-before="auto" fo:break-after="auto" style:writing-mode="lr-tb"/>
    </style:style>
    <style:style style:name="P6" style:family="paragraph" style:parent-style-name="Heading_20_1">
      <style:paragraph-properties fo:line-height="115%" fo:break-before="auto" fo:break-after="auto" style:writing-mode="lr-tb"/>
    </style:style>
    <style:style style:name="P7" style:family="paragraph" style:parent-style-name="Heading_20_2">
      <style:paragraph-properties fo:line-height="115%" fo:break-before="auto" fo:break-after="auto" style:writing-mode="lr-tb"/>
    </style:style>
    <style:style style:name="P8" style:family="paragraph" style:parent-style-name="Text_20_body">
      <style:paragraph-properties fo:margin-left="0in" fo:margin-right="0in" fo:text-indent="0in" style:auto-text-indent="false"/>
    </style:style>
    <style:style style:name="P9" style:family="paragraph" style:parent-style-name="Heading_20_3">
      <style:paragraph-properties fo:line-height="115%"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color="#333333" style:font-name="Verdana" fo:font-size="9pt" style:font-name-asian="Verdana" style:font-size-asian="9pt" style:font-name-complex="Verdana" style:font-size-complex="9pt"/>
    </style:style>
    <style:style style:name="T5" style:family="text">
      <style:text-properties fo:color="#333333" style:font-name="Verdana" fo:font-size="9pt" fo:font-weight="bold" style:font-name-asian="Verdana" style:font-size-asian="9pt" style:font-weight-asian="bold" style:font-name-complex="Verdana" style:font-size-complex="9pt" style:font-weight-complex="bold"/>
    </style:style>
    <style:style style:name="T6" style:family="text">
      <style:text-properties fo:color="#008080" style:font-name="Verdana" fo:font-size="9pt" style:font-name-asian="Verdana" style:font-size-asian="9pt" style:font-name-complex="Verdana" style:font-size-complex="9pt"/>
    </style:style>
    <style:style style:name="T7" style:family="text">
      <style:text-properties fo:color="#dd1144" style:font-name="Verdana" fo:font-size="9pt" style:font-name-asian="Verdana" style:font-size-asian="9pt" style:font-name-complex="Verdana"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1ih8409inwbm"/>Server-Creation DSL</text:h>
      <text:p text:style-name="P1"><text:span text:style-name="T1">RestExpress</text:span><text:span text:style-name="T1"> </text:span><text:span text:style-name="T1">server</text:span><text:span text:style-name="T1"> = </text:span><text:span text:style-name="T1">new</text:span><text:span text:style-name="T1"> </text:span><text:span text:style-name="T1">RestExpress</text:span><text:span text:style-name="T1">()...</text:span></text:p>
      <text:h text:style-name="P7" text:outline-level="10"><text:bookmark text:name="h.m4574d7yqc70"/>Server Config</text:h>
      <text:p text:style-name="P1"><text:span text:style-name="T2">.</text:span><text:span text:style-name="T2">setName</text:span><text:span text:style-name="T2">(</text:span><text:span text:style-name="T2">String</text:span><text:span text:style-name="T2">)</text:span> - sets the service suite name displayed to the console at startup time.</text:p>
      <text:p text:style-name="P1"/>
      <text:p text:style-name="P1"><text:span text:style-name="T2">.setBaseUrl(String)</text:span> - sets the protocol, host, port used to return links. One trick, if you’re using the HyperExpress library to resolve linking relationships, is to set the BaseUrl to ‘{hostname}’ which will cause HyperExpress to bind the incoming request URL to that portion of your URLs.</text:p>
      <text:p text:style-name="P1"/>
      <text:p text:style-name="P1"><text:span text:style-name="T2">.setPort(int)</text:span> - This sets the default port to which the server will bind. It is recommended to use ‘bind(int)’ instead in the Server Execution section below.</text:p>
      <text:p text:style-name="P1"/>
      <text:p text:style-name="P1"><text:span text:style-name="T2">.</text:span><text:span text:style-name="T2">setExecutorThreadCount</text:span><text:span text:style-name="T2">(</text:span><text:span text:style-name="T2">int</text:span><text:span text:style-name="T2">)</text:span> - sets maximum number of threads in the executor pool (maximum number of simultaneous blocking operations). For example, set this to the number of database connections per node.</text:p>
      <text:p text:style-name="P1"/>
      <text:p text:style-name="P1"><text:span text:style-name="T2">.</text:span><text:span text:style-name="T2">setIoThreadCount</text:span><text:span text:style-name="T2">(</text:span><text:span text:style-name="T2">int</text:span><text:span text:style-name="T2">)</text:span> - sets the number of non-blocking, front-end i/o worker threads (defaults to 2 x #cores, which should be acceptable)</text:p>
      <text:h text:style-name="P7" text:outline-level="10"><text:bookmark text:name="h.gdsga4xx4cv1"/>Serialization</text:h>
      <text:p text:style-name="P1"><text:span text:style-name="T2">.</text:span><text:span text:style-name="T2">putResponseProcessor</text:span><text:span text:style-name="T2">(</text:span><text:span text:style-name="T2">String</text:span><text:span text:style-name="T2"> </text:span><text:span text:style-name="T2">format</text:span><text:span text:style-name="T2">, </text:span><text:span text:style-name="T2">ResponseProcessor</text:span><text:span text:style-name="T2">)</text:span> - add a new serializer (ResponseProcessor) for a given .{format} type.</text:p>
      <text:p text:style-name="P1"/>
      <text:p text:style-name="P1"><text:span text:style-name="T2">.</text:span><text:span text:style-name="T2">setDefaultFormat</text:span><text:span text:style-name="T2">(</text:span><text:span text:style-name="T2">String</text:span><text:span text:style-name="T2">)</text:span> - set the default returned format. <text:s/>RestExpress default is ‘json’.</text:p>
      <text:p text:style-name="P1"/>
      <text:p text:style-name="P1"><text:span text:style-name="T2">.</text:span><text:span text:style-name="T2">noJson</text:span><text:span text:style-name="T2">()</text:span> - do not support JSON serialization or responses.</text:p>
      <text:p text:style-name="P1"/>
      <text:p text:style-name="P1"><text:span text:style-name="T2">.</text:span><text:span text:style-name="T2">noXml</text:span><text:span text:style-name="T2">()</text:span> - do not support XML serialization or response. Deprecated.</text:p>
      <text:p text:style-name="P1"/>
      <text:p text:style-name="P1"><text:span text:style-name="T2">.supportJson()</text:span> - support JSON as the default response (this is the default). Deprecated.</text:p>
      <text:p text:style-name="P1"/>
      <text:p text:style-name="P1"><text:span text:style-name="T2">.supportJson(boolean isDefault)</text:span> - support JSON, optionally setting it as the default response (if isDefault is true). Deprecated.</text:p>
      <text:p text:style-name="P1"/>
      <text:p text:style-name="P1"><text:span text:style-name="T2">.supportXml()</text:span> - support XML as the default response format. Deprecated.</text:p>
      <text:p text:style-name="P1"/>
      <text:p text:style-name="P1"><text:span text:style-name="T2">.supportXml(boolean isDefault)</text:span> - support XML, optionally setting it as the default response (if isDefault is true). Deprecated.</text:p>
      <text:h text:style-name="P7" text:outline-level="10"><text:bookmark text:name="h.8a28oygnepgi"/>Socket-Level Config</text:h>
      <text:p text:style-name="P1"><text:soft-page-break/>.setConnectTimeoutMillis(int)</text:p>
      <text:p text:style-name="P1">.setKeepAlive(boolean)</text:p>
      <text:p text:style-name="P1">.setReceiveBufferSize(int)</text:p>
      <text:p text:style-name="P1">.setReuseAddress(boolean)</text:p>
      <text:p text:style-name="P1">.setSoLinger(int)</text:p>
      <text:p text:style-name="P1">.setUseTcpNoDelay(boolean)</text:p>
      <text:h text:style-name="P7" text:outline-level="10"><text:bookmark text:name="h.fpvld993w71m"/>Processors/Observers/Plugins</text:h>
      <text:p text:style-name="P1"><text:span text:style-name="T2">.</text:span><text:span text:style-name="T2">addPreprocessor</text:span><text:span text:style-name="T2">(</text:span><text:span text:style-name="T2">Preprocessor</text:span><text:span text:style-name="T2">)</text:span> - add a preprocessor to the preprocessor chain. Preprocessors are called before the controller method is called. Preprocessors are called in the order in which they are added. <text:s/>If a preprocessor throws an exception, the rest of the chain is aborted and the controller method is not called. <text:s/>An error response is returned to the client immediately.</text:p>
      <text:p text:style-name="P1"/>
      <text:p text:style-name="P1"><text:span text:style-name="T2">.</text:span><text:span text:style-name="T2">addPostprocessor</text:span><text:span text:style-name="T2">(</text:span><text:span text:style-name="T2">Postprocessor</text:span><text:span text:style-name="T2">)</text:span> - add a postprocessor to the postprocessor chain. <text:s/>Preprocessors are called after the controller method is called and only if the controller method completes successfully (does not throw an exception). <text:s/>If an exception is throw from within one postprocessor, the rest of the postprocessor chain does not process and an error response is returned to the client immediately, if applicable).</text:p>
      <text:p text:style-name="P1"/>
      <text:p text:style-name="P1"><text:span text:style-name="T2">.</text:span><text:span text:style-name="T2">addFinallyProcessor</text:span><text:span text:style-name="T2">(</text:span><text:span text:style-name="T2">Postprocessor</text:span><text:span text:style-name="T2">)</text:span> - add a postprocessor to the finally-processor chain. <text:s/>Finally processors are executed whether exceptions occur in the upstream chain or not. <text:s/>They will always execute and if one throws an exception, the rest of the finally processors will be executed anyway.</text:p>
      <text:p text:style-name="P1"/>
      <text:p text:style-name="P1"><text:span text:style-name="T2">.</text:span><text:span text:style-name="T2">addMessageObserver</text:span><text:span text:style-name="T2">(</text:span><text:span text:style-name="T2">MessageObserver</text:span><text:span text:style-name="T2">)</text:span> - add an observer to the message observer chain. <text:s/>MessageObserver instances allow you to get in the game during several times during request/response processing, to perform actions or simply to log, time, or collect analytics.</text:p>
      <text:h text:style-name="P7" text:outline-level="10"><text:bookmark text:name="h.k24zqlgzbsbu"/>Exception Handling</text:h>
      <text:p text:style-name="P8">RestExpress utilizes runtime or ‘unchecked’ exceptions internally. However, many Java libraries favor checked exceptions. Additionally, RestExpress creates a hierarchy of runtime exceptions that map to HTTP status response codes.</text:p>
      <text:p text:style-name="P8">Using exception mapping, RestExpress is able to map any Throwable type to one of its own ServerException extenders so that an appropriate HTTP response status is returned to the client. This removes the burden of writing many try/catch blocks in controllers, letting RestExpress handle the exceptions.</text:p>
      <text:p text:style-name="P8">If an unmapped exception gets through, RestExpress will return a 500 (Internal Server Error) to the client.</text:p>
      <text:p text:style-name="P8"/>
      <text:p text:style-name="P1"><text:soft-page-break/><text:span text:style-name="T2">.</text:span><text:span text:style-name="T2">mapException</text:span><text:span text:style-name="T2">(</text:span><text:span text:style-name="T2">Class</text:span><text:span text:style-name="T2">&lt;</text:span><text:span text:style-name="T2">T</text:span><text:span text:style-name="T2">&gt; </text:span><text:span text:style-name="T2">fromException</text:span><text:span text:style-name="T2">, </text:span><text:span text:style-name="T2">Class</text:span><text:span text:style-name="T2">&lt;</text:span><text:span text:style-name="T2">U</text:span><text:span text:style-name="T2">&gt; </text:span><text:span text:style-name="T2">toException</text:span><text:span text:style-name="T2">)</text:span> - when fromException is thrown, instead throw toException (e.g. throw a RestExpress-related exception instead of a checked exception).</text:p>
      <text:p text:style-name="P1"/>
      <text:p text:style-name="P1"><text:span text:style-name="T2">.</text:span><text:span text:style-name="T2">setExceptionMap</text:span><text:span text:style-name="T2">(</text:span><text:span text:style-name="T2">ExceptionMapping</text:span><text:span text:style-name="T2">)</text:span> - Used instead of mapException(), above. <text:s/>This method allows you to create your own ExceptionMapping and assign it at once, instead of line by line calling mapException().</text:p>
      <text:h text:style-name="P7" text:outline-level="10"><text:bookmark text:name="h.ah7jcifg0djp"/>Server Execution</text:h>
      <text:p text:style-name="P1"><text:span text:style-name="T2">.bind()</text:span> - start the RestExpress server listening on the port declared in the Server-Creation DSL. <text:s/>Not recommended. <text:s/>Use bind(int) instead.</text:p>
      <text:p text:style-name="P1"/>
      <text:p text:style-name="P1"><text:span text:style-name="T2">.</text:span><text:span text:style-name="T2">bind</text:span><text:span text:style-name="T2">(</text:span><text:span text:style-name="T2">int</text:span><text:span text:style-name="T2">)</text:span> - start the RestExpress server listening on the specified port.</text:p>
      <text:p text:style-name="P1"/>
      <text:p text:style-name="P1"><text:span text:style-name="T2">.awaitShutdown()</text:span> - wait for control-C or a termination signal to be received before shutting down. <text:s/>Executes a JVM shutdown hook. <text:s/>You can create your own shutdown hook, if desired, calling server.shutdown() when the shutdown hook executes.</text:p>
      <text:p text:style-name="P3"/>
      <text:p text:style-name="P3"><text:span text:style-name="T1">.shutdown()</text:span> - shutdown the server, cleaning up resources as necessary, such as threads, thread pools, etc.</text:p>
      <text:h text:style-name="P9" text:outline-level="10"><text:bookmark text:name="h.j435z15c8bgw"/>Example:</text:h>
      <text:p text:style-name="P1"><text:span text:style-name="T4">RestExpress</text:span><text:span text:style-name="T4"> </text:span><text:span text:style-name="T4">server</text:span><text:span text:style-name="T4"> </text:span><text:span text:style-name="T5">=</text:span><text:span text:style-name="T4"> </text:span><text:span text:style-name="T5">new</text:span><text:span text:style-name="T4"> </text:span><text:span text:style-name="T4">RestExpress</text:span><text:span text:style-name="T5">()</text:span></text:p>
      <text:p text:style-name="P1"><text:span text:style-name="T4"><text:tab/></text:span><text:span text:style-name="T5">.</text:span><text:span text:style-name="T6">setName</text:span><text:span text:style-name="T5">(</text:span><text:span text:style-name="T7">"</text:span><text:span text:style-name="T7">Sample</text:span><text:span text:style-name="T7"> </text:span><text:span text:style-name="T7">Service</text:span><text:span text:style-name="T7">"</text:span><text:span text:style-name="T5">)</text:span></text:p>
      <text:p text:style-name="P1"><text:span text:style-name="T4"><text:tab/></text:span><text:span text:style-name="T5">.</text:span><text:span text:style-name="T6">setBaseUrl</text:span><text:span text:style-name="T5">(</text:span><text:span text:style-name="T7">"</text:span><text:span text:style-name="T7">http</text:span><text:span text:style-name="T7">://</text:span><text:span text:style-name="T7">localhost</text:span><text:span text:style-name="T7">:8081"</text:span><text:span text:style-name="T5">)</text:span></text:p>
      <text:p text:style-name="P1"><text:span text:style-name="T4"><text:tab/></text:span><text:span text:style-name="T5">.</text:span><text:span text:style-name="T6">setDefaultFormat</text:span><text:span text:style-name="T5">(</text:span><text:span text:style-name="T4">Format</text:span><text:span text:style-name="T5">.</text:span><text:span text:style-name="T6">JSON</text:span><text:span text:style-name="T5">)</text:span></text:p>
      <text:p text:style-name="P1"><text:span text:style-name="T4"><text:tab/></text:span><text:span text:style-name="T5">.</text:span><text:span text:style-name="T6">putResponseProcessor</text:span><text:span text:style-name="T5">(</text:span><text:span text:style-name="T4">Format</text:span><text:span text:style-name="T5">.</text:span><text:span text:style-name="T6">JSON</text:span><text:span text:style-name="T5">,</text:span><text:span text:style-name="T4"> </text:span><text:span text:style-name="T4">ResponseProcessors</text:span><text:span text:style-name="T5">.</text:span><text:span text:style-name="T6">json</text:span><text:span text:style-name="T5">())</text:span></text:p>
      <text:p text:style-name="P1"><text:span text:style-name="T4"><text:tab/></text:span><text:span text:style-name="T5">.</text:span><text:span text:style-name="T6">putResponseProcessor</text:span><text:span text:style-name="T5">(</text:span><text:span text:style-name="T4">Format</text:span><text:span text:style-name="T5">.</text:span><text:span text:style-name="T6">XML</text:span><text:span text:style-name="T5">,</text:span><text:span text:style-name="T4"> </text:span><text:span text:style-name="T4">ResponseProcessors</text:span><text:span text:style-name="T5">.</text:span><text:span text:style-name="T6">xml</text:span><text:span text:style-name="T5">())</text:span></text:p>
      <text:p text:style-name="P1"><text:span text:style-name="T4"><text:tab/></text:span><text:span text:style-name="T5">.</text:span><text:span text:style-name="T6">putResponseProcessor</text:span><text:span text:style-name="T5">(</text:span><text:span text:style-name="T4">Format</text:span><text:span text:style-name="T5">.</text:span><text:span text:style-name="T6">WRAPPED</text:span><text:span text:style-name="T6">_</text:span><text:span text:style-name="T6">JSON</text:span><text:span text:style-name="T5">,</text:span><text:span text:style-name="T4"> </text:span><text:span text:style-name="T4">ResponseProcessors</text:span><text:span text:style-name="T5">.</text:span><text:span text:style-name="T6">wrappedJson</text:span><text:span text:style-name="T5">())</text:span></text:p>
      <text:p text:style-name="P1"><text:span text:style-name="T4"><text:tab/></text:span><text:span text:style-name="T5">.</text:span><text:span text:style-name="T6">putResponseProcessor</text:span><text:span text:style-name="T5">(</text:span><text:span text:style-name="T4">Format</text:span><text:span text:style-name="T5">.</text:span><text:span text:style-name="T6">WRAPPED</text:span><text:span text:style-name="T6">_</text:span><text:span text:style-name="T6">XML</text:span><text:span text:style-name="T5">,</text:span><text:span text:style-name="T4"> </text:span><text:span text:style-name="T4">ResponseProcessors</text:span><text:span text:style-name="T5">.</text:span><text:span text:style-name="T6">wrappedXml</text:span><text:span text:style-name="T5">())</text:span></text:p>
      <text:p text:style-name="P1"><text:span text:style-name="T4"><text:tab/></text:span><text:span text:style-name="T5">.</text:span><text:span text:style-name="T6">addPreprocessor</text:span><text:span text:style-name="T5">(</text:span><text:span text:style-name="T5">new</text:span><text:span text:style-name="T4"> </text:span><text:span text:style-name="T4">AuthenticationPreprocessor</text:span><text:span text:style-name="T5">())</text:span></text:p>
      <text:p text:style-name="P1"><text:span text:style-name="T4"><text:tab/></text:span><text:span text:style-name="T5">.</text:span><text:span text:style-name="T6">addPreprocessor</text:span><text:span text:style-name="T5">(</text:span><text:span text:style-name="T5">new</text:span><text:span text:style-name="T4"> </text:span><text:span text:style-name="T4">AuthorizationPreprocessor</text:span><text:span text:style-name="T5">())</text:span></text:p>
      <text:p text:style-name="P1"><text:span text:style-name="T4"><text:tab/></text:span><text:span text:style-name="T5">.</text:span><text:span text:style-name="T6">addPostprocessor</text:span><text:span text:style-name="T5">(</text:span><text:span text:style-name="T5">new</text:span><text:span text:style-name="T4"> </text:span><text:span text:style-name="T4">LastModifiedHeaderPostprocessor</text:span><text:span text:style-name="T5">())</text:span></text:p>
      <text:p text:style-name="P1"><text:span text:style-name="T4"><text:tab/></text:span><text:span text:style-name="T5">.</text:span><text:span text:style-name="T6">addMessageObserver</text:span><text:span text:style-name="T5">(</text:span><text:span text:style-name="T5">new</text:span><text:span text:style-name="T4"> </text:span><text:span text:style-name="T4">SimpleConsoleLogMessageObserver</text:span><text:span text:style-name="T5">());</text:span></text:p>
      <text:h text:style-name="P6" text:outline-level="10"><text:bookmark text:name="h.9txjrblaxif"/>Route-Definition DSL</text:h>
      <text:p text:style-name="P8">RestExpress utilizes a domain-specific-language approach to define the URLs supported by the server. Routes can be defined using either URL patterns or regular expressions using the following methods:</text:p>
      <text:p text:style-name="P1"><text:span text:style-name="T1">server</text:span><text:span text:style-name="T1">.</text:span><text:span text:style-name="T1">uri</text:span><text:span text:style-name="T1">(</text:span><text:span text:style-name="T1">String</text:span><text:span text:style-name="T1"> </text:span><text:span text:style-name="T1">pattern</text:span><text:span text:style-name="T1">, </text:span><text:span text:style-name="T1">Object</text:span><text:span text:style-name="T1"> </text:span><text:span text:style-name="T1">controller</text:span><text:span text:style-name="T1">)</text:span> or</text:p>
      <text:p text:style-name="P1"><text:span text:style-name="T1">server</text:span><text:span text:style-name="T1">.</text:span><text:span text:style-name="T1">regex</text:span><text:span text:style-name="T1">(</text:span><text:span text:style-name="T1">String</text:span><text:span text:style-name="T1"> </text:span><text:span text:style-name="T1">regex</text:span><text:span text:style-name="T1">, </text:span><text:span text:style-name="T1">Object</text:span><text:span text:style-name="T1"> </text:span><text:span text:style-name="T1">controller</text:span><text:span text:style-name="T1">)</text:span></text:p>
      <text:h text:style-name="P7" text:outline-level="10"><text:bookmark text:name="h.kciwy5mbrzul"/>where:</text:h>
      <text:p text:style-name="P1"><text:soft-page-break/><text:span text:style-name="T1">pattern</text:span> = a string defining the resource URI path, containing optional parameters and optional format parameter after a period (‘.’). <text:s/>The parameters are alpha-numeric strings surrounded by curly braces (e.g. “{personId}”).</text:p>
      <text:p text:style-name="P1"/>
      <text:p text:style-name="P1">An example URI pattern is: <text:span text:style-name="T3">“/</text:span><text:span text:style-name="T3">users</text:span><text:span text:style-name="T3">/{</text:span><text:span text:style-name="T3">userId</text:span><text:span text:style-name="T3">}/</text:span><text:span text:style-name="T3">enrollments</text:span><text:span text:style-name="T3">.{</text:span><text:span text:style-name="T3">format</text:span><text:span text:style-name="T3">}”</text:span></text:p>
      <text:h text:style-name="P7" text:outline-level="10"><text:bookmark text:name="h.19q2tpscngi0"/>Route DSL methods:</text:h>
      <text:p text:style-name="P1"><text:span text:style-name="T2">.</text:span><text:span text:style-name="T2">method</text:span><text:span text:style-name="T2">(</text:span><text:span text:style-name="T2">HttpMethod</text:span><text:span text:style-name="T2">...)</text:span> - denote the HTTP method(s) this route supports. <text:s/>In the controller, GET maps to read(), POST maps to create(), PUT maps to update() and DELETE maps to delete().</text:p>
      <text:p text:style-name="P1"/>
      <text:p text:style-name="P1"><text:span text:style-name="T2">.</text:span><text:span text:style-name="T2">action</text:span><text:span text:style-name="T2">(</text:span><text:span text:style-name="T2">String</text:span><text:span text:style-name="T2"> </text:span><text:span text:style-name="T2">controllerMethod</text:span><text:span text:style-name="T2">, </text:span><text:span text:style-name="T2">HttpMethod</text:span><text:span text:style-name="T2">)</text:span> - use this form when an HTTP method maps to a non-standard operation mapped via method() (e.g. .action(“readAll”, HttpMethod.GET)).</text:p>
      <text:p text:style-name="P1"/>
      <text:p text:style-name="P1"><text:span text:style-name="T2">.</text:span><text:span text:style-name="T2">name</text:span><text:span text:style-name="T2">(</text:span><text:span text:style-name="T2">String</text:span><text:span text:style-name="T2">)</text:span> - a unique name for this route, used to retrieve the URL pattern in the controller to create hypermedia links.</text:p>
      <text:p text:style-name="P1"/>
      <text:p text:style-name="P1"><text:span text:style-name="T2">.</text:span><text:span text:style-name="T2">alias</text:span><text:span text:style-name="T2">(</text:span><text:span text:style-name="T2">String</text:span><text:span text:style-name="T2"> </text:span><text:span text:style-name="T2">pattern</text:span><text:span text:style-name="T2">)</text:span> - uri() method only. <text:s/>Support an additional URL pattern for this route.</text:p>
      <text:p text:style-name="P1"/>
      <text:p text:style-name="P1"><text:span text:style-name="T2">.</text:span><text:span text:style-name="T2">baseUrl</text:span><text:span text:style-name="T2">(</text:span><text:span text:style-name="T2">String</text:span><text:span text:style-name="T2">)</text:span> - Same as Server-Creation DSL. <text:s/>Sets protocol, host, port returned on links for this route.</text:p>
      <text:p text:style-name="P1"/>
      <text:p text:style-name="P1"><text:span text:style-name="T2">.</text:span><text:span text:style-name="T2">defaultFormat</text:span><text:span text:style-name="T2">(</text:span><text:span text:style-name="T2">String</text:span><text:span text:style-name="T2">)</text:span> - sets the default format for responses on this route.</text:p>
      <text:p text:style-name="P1"/>
      <text:p text:style-name="P1"><text:span text:style-name="T2">.</text:span><text:span text:style-name="T2">noSerialization</text:span><text:span text:style-name="T2">()</text:span> - do not serialize responses (controller for appropriately format the response).</text:p>
      <text:p text:style-name="P1"/>
      <text:p text:style-name="P1"><text:span text:style-name="T2">.</text:span><text:span text:style-name="T2">performSerialization</text:span><text:span text:style-name="T2">()</text:span> - the default. Opposite of noSerialization().</text:p>
      <text:p text:style-name="P1"/>
      <text:p text:style-name="P1"><text:span text:style-name="T2">.</text:span><text:span text:style-name="T2">flag</text:span><text:span text:style-name="T2">(</text:span><text:span text:style-name="T2">String</text:span><text:span text:style-name="T2">)</text:span> - set a flag on the request with this route is called (for example a ‘public’ not-authenticate route). <text:s/>This flag is available in preprocessors, controllers via Request.isFlagged(String).</text:p>
      <text:p text:style-name="P1"/>
      <text:p text:style-name="P1"><text:span text:style-name="T2">.</text:span><text:span text:style-name="T2">parameter</text:span><text:span text:style-name="T2">(</text:span><text:span text:style-name="T2">String</text:span><text:span text:style-name="T2">, </text:span><text:span text:style-name="T2">Object</text:span><text:span text:style-name="T2">)</text:span> - set a name/value pair on the request when this route is called. <text:s/>This parameter is available via Request.getParameter(String).</text:p>
      <text:h text:style-name="P9" text:outline-level="10"><text:bookmark text:name="h.9scbriowltfj"/>Example:</text:h>
      <text:p text:style-name="P1"><text:span text:style-name="T4">server</text:span><text:span text:style-name="T5">.</text:span><text:span text:style-name="T6">uri</text:span><text:span text:style-name="T5">(</text:span><text:span text:style-name="T7">"/</text:span><text:span text:style-name="T7">samples</text:span><text:span text:style-name="T7">.{</text:span><text:span text:style-name="T7">format</text:span><text:span text:style-name="T7">}"</text:span><text:span text:style-name="T5">,</text:span><text:span text:style-name="T4"> </text:span><text:span text:style-name="T4">config</text:span><text:span text:style-name="T5">.</text:span><text:span text:style-name="T6">getSampleController</text:span><text:span text:style-name="T5">())</text:span></text:p>
      <text:p text:style-name="P1"><text:span text:style-name="T4"><text:tab/></text:span><text:span text:style-name="T5">.</text:span><text:span text:style-name="T6">method</text:span><text:span text:style-name="T5">(</text:span><text:span text:style-name="T4">HttpMethod</text:span><text:span text:style-name="T5">.</text:span><text:span text:style-name="T6">POST</text:span><text:span text:style-name="T5">)</text:span></text:p>
      <text:p text:style-name="P1"><text:span text:style-name="T4"><text:tab/></text:span><text:span text:style-name="T5">.</text:span><text:span text:style-name="T6">action</text:span><text:span text:style-name="T5">(</text:span><text:span text:style-name="T7">"</text:span><text:span text:style-name="T7">readAll</text:span><text:span text:style-name="T7">"</text:span><text:span text:style-name="T5">,</text:span><text:span text:style-name="T4"> </text:span><text:span text:style-name="T4">HttpMethod</text:span><text:span text:style-name="T5">.</text:span><text:span text:style-name="T6">GET</text:span><text:span text:style-name="T5">)</text:span></text:p>
      <text:p text:style-name="P1"><text:span text:style-name="T4"><text:tab/></text:span><text:span text:style-name="T5">.</text:span><text:span text:style-name="T6">name</text:span><text:span text:style-name="T5">(</text:span><text:span text:style-name="T4">Constants</text:span><text:span text:style-name="T5">.</text:span><text:span text:style-name="T6">Routes</text:span><text:span text:style-name="T5">.</text:span><text:span text:style-name="T6">SAMPLE</text:span><text:span text:style-name="T6">_</text:span><text:span text:style-name="T6">COLLECTION</text:span><text:span text:style-name="T5">);</text:span></text:p>
      <text:p text:style-name="P2"/>
      <text:p text:style-name="P1"><text:span text:style-name="T4">server</text:span><text:span text:style-name="T5">.</text:span><text:span text:style-name="T6">uri</text:span><text:span text:style-name="T5">(</text:span><text:span text:style-name="T7">"/</text:span><text:span text:style-name="T7">samples</text:span><text:span text:style-name="T7">/{</text:span><text:span text:style-name="T7">sampleId</text:span><text:span text:style-name="T7">}.{</text:span><text:span text:style-name="T7">format</text:span><text:span text:style-name="T7">}"</text:span><text:span text:style-name="T5">,</text:span><text:span text:style-name="T4"> </text:span><text:span text:style-name="T4">config</text:span><text:span text:style-name="T5">.</text:span><text:span text:style-name="T6">getSampleController</text:span><text:span text:style-name="T5">())</text:span></text:p>
      <text:p text:style-name="P1"><text:span text:style-name="T4"><text:tab/></text:span><text:span text:style-name="T5">.</text:span><text:span text:style-name="T6">method</text:span><text:span text:style-name="T5">(</text:span><text:span text:style-name="T4">HttpMethod</text:span><text:span text:style-name="T5">.</text:span><text:span text:style-name="T6">GET</text:span><text:span text:style-name="T5">,</text:span><text:span text:style-name="T4"> </text:span><text:span text:style-name="T4">HttpMethod</text:span><text:span text:style-name="T5">.</text:span><text:span text:style-name="T6">PUT</text:span><text:span text:style-name="T5">,</text:span><text:span text:style-name="T4"> </text:span><text:span text:style-name="T4">HttpMethod</text:span><text:span text:style-name="T5">.</text:span><text:span text:style-name="T6">DELETE</text:span><text:span text:style-name="T5">)</text:span></text:p>
      <text:p text:style-name="P1"><text:span text:style-name="T4"><text:tab/></text:span><text:span text:style-name="T5">.</text:span><text:span text:style-name="T6">name</text:span><text:span text:style-name="T5">(</text:span><text:span text:style-name="T4">Constants</text:span><text:span text:style-name="T5">.</text:span><text:span text:style-name="T6">Routes</text:span><text:span text:style-name="T5">.</text:span><text:span text:style-name="T6">SINGLE</text:span><text:span text:style-name="T6">_</text:span><text:span text:style-name="T6">SAMPLE</text:span><text:span text:style-name="T5">);</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
    <meta:initial-creator/>
    <dc:creator>Todd Fredrich</dc:creator>
    <meta:editing-cycles>7</meta:editing-cycles>
    <dc:date>2015-09-03T08:59:42</dc:date>
    <meta:editing-duration>PT17M45S</meta:editing-duration>
    <meta:document-statistic meta:table-count="0" meta:image-count="0" meta:object-count="0" meta:page-count="5" meta:paragraph-count="79" meta:word-count="981" meta:character-count="7792"/>
  </office:meta>
</office:document-meta>
</file>